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text-properties style:text-underline-style="solid" style:text-underline-width="auto" style:text-underline-color="font-color" fo:font-weight="normal" style:font-weight-asian="normal" style:font-weight-complex="normal"/>
    </style:style>
    <style:style style:name="P5" style:family="paragraph" style:parent-style-name="Standard">
      <style:paragraph-properties fo:margin-left="0.4925in" fo:margin-right="0in" fo:text-indent="0in" style:auto-text-indent="false"/>
      <style:text-properties fo:font-weight="normal" style:font-weight-asian="normal" style:font-weight-complex="normal"/>
    </style:style>
    <style:style style:name="P6" style:family="paragraph" style:parent-style-name="Standard">
      <style:paragraph-properties fo:margin-left="0.4925in" fo:margin-right="0in" fo:text-indent="0in" style:auto-text-indent="false"/>
      <style:text-properties style:text-underline-style="none" fo:font-weight="normal" style:font-weight-asian="normal" style:font-weight-complex="normal"/>
    </style:style>
    <style:style style:name="P7" style:family="paragraph" style:parent-style-name="Standard">
      <style:paragraph-properties fo:break-before="page"/>
      <style:text-properties style:text-underline-style="none" fo:font-weight="bold" style:font-weight-asian="bold" style:font-weight-complex="bold"/>
    </style:style>
    <style:style style:name="P8" style:family="paragraph" style:parent-style-name="Standard">
      <style:paragraph-properties fo:margin-left="0in" fo:margin-right="0in" fo:text-indent="0in" style:auto-text-indent="false"/>
      <style:text-properties style:text-underline-style="solid" style:text-underline-width="auto" style:text-underline-color="font-color" fo:font-weight="normal" style:font-weight-asian="normal" style:font-weight-complex="normal"/>
    </style:style>
    <style:style style:name="P9" style:family="paragraph" style:parent-style-name="Standard" style:list-style-name="L1">
      <style:text-properties fo:font-weight="normal" style:font-weight-asian="normal" style:font-weight-complex="normal"/>
    </style:style>
    <style:style style:name="P10" style:family="paragraph" style:parent-style-name="Standard" style:list-style-name="L2">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icio:</text:p>
      <text:p text:style-name="P1"/>
      <text:p text:style-name="P5">Tu página web a tu medida.</text:p>
      <text:p text:style-name="P5"/>
      <text:p text:style-name="P5">Diseño, maquetación y desarrollo de páginas y aplicaciones web:</text:p>
      <text:list xml:id="list4911357324627290226" text:style-name="L1">
        <text:list-item>
          <text:p text:style-name="P9">Páginas simples:</text:p>
          <text:list>
            <text:list-item>
              <text:p text:style-name="P9">Suelen ser páginas donde solo se pretende mostrar información sobre una actividad, profesión o negocio. El usuario solo suele interaccionar con el formulario de contacto</text:p>
            </text:list-item>
          </text:list>
        </text:list-item>
        <text:list-item>
          <text:p text:style-name="P9">Blogs</text:p>
          <text:list>
            <text:list-item>
              <text:p text:style-name="P9">Es una aplicación web en la que suelen exister dos tipos de usuarios: Publicadores, que suelen publicar con cierta periodicidad artículos relacionados con uno o varios temas. Lectores, suelen tener una contraseña con la que acceden a la aplicación y así puede participar con comentarios y preguntas.</text:p>
            </text:list-item>
          </text:list>
        </text:list-item>
        <text:list-item>
          <text:p text:style-name="P9">Foros</text:p>
          <text:list>
            <text:list-item>
              <text:p text:style-name="P9">Es una aplicación web de intercambio de opinioes, información, consejos … Existe un administrador que modera a los usuarios ya que todos ellos tienen permisos para publicar temas nuevos.</text:p>
            </text:list-item>
          </text:list>
        </text:list-item>
        <text:list-item>
          <text:p text:style-name="P9">Tiendas virtuales</text:p>
          <text:list>
            <text:list-item>
              <text:p text:style-name="P9">Es una aplicación web que permite la venta online de los productos, actividades o servicios. Suelen incluir estadísticas, panel de control para administración de los productos, control de stock ...</text:p>
            </text:list-item>
          </text:list>
        </text:list-item>
        <text:list-item>
          <text:p text:style-name="P9">Aplicaciones hechas a medida según tus necesidades:</text:p>
          <text:list>
            <text:list-item>
              <text:p text:style-name="P9">Las aplicaciones web tienen un ámbito muy amplio, ya que cada persona o empresa tiene distintas necesidades, como por ejemplo, la gestión de la venta de productos de tu negocio con distintas estadísticas, carga en stock, TPV táctil, envío de correo a proovedores … o simplemente la gestión de las tareas del personal de una oficina con distintos eventos. Todo esto es completamente configurable según las necesidades del cliente.</text:p>
            </text:list-item>
          </text:list>
        </text:list-item>
      </text:list>
      <text:p text:style-name="P2"/>
      <text:p text:style-name="P2"><text:tab/>Características:</text:p>
      <text:list xml:id="list352710476813032260" text:style-name="L2">
        <text:list-item>
          <text:p text:style-name="P10">Optimización para SEO para que los buscadores te encuentren</text:p>
        </text:list-item>
        <text:list-item>
          <text:p text:style-name="P10">Responsive, ajustadas al tamaño del dispositivo del que se navega</text:p>
        </text:list-item>
        <text:list-item>
          <text:p text:style-name="P10">Usabilidad, sitios web donde el usuario interactua de la forma más fácil, cómoda e intuitiva </text:p>
        </text:list-item>
        <text:list-item>
          <text:p text:style-name="P10">Buena experiencia del usuario</text:p>
        </text:list-item>
        <text:list-item>
          <text:p text:style-name="P10">Multiidioma</text:p>
        </text:list-item>
        <text:list-item>
          <text:p text:style-name="P10">Estadísticas, seguimiento y análisis</text:p>
        </text:list-item>
        <text:list-item>
          <text:p text:style-name="P10">Mantenimiento</text:p>
        </text:list-item>
        <text:list-item>
          <text:p text:style-name="P10">Conexión con las redes sociales</text:p>
        </text:list-item>
      </text:list>
      <text:p text:style-name="P2"/>
      <text:p text:style-name="P2"><text:tab/>Todos los diseños son responsive, es decir, están ajustados al tamaño de la pantallas del dispositivo en el que se navega, ya sea móvil, tablet, portátil o pantalla de grandes dimensiones</text:p>
      <text:p text:style-name="P4"/>
      <text:p text:style-name="P3"/>
      <text:p text:style-name="P7">Sobre mí:</text:p>
      <text:p text:style-name="P3"/>
      <text:p text:style-name="P6">Mi nombre es Daniel, son Ingenierio superior en informática y me dedico al diseño, maquetación y desarrollo web. </text:p>
      <text:p text:style-name="P6"/>
      <text:p text:style-name="P6">La informática es un disciplina muy extensa que se divide en multitud de diferentes áreas siempre conectadas entre ellas pero difícil de abarcar todas ellas al mismo tiempo, por eso, cada estudiante con intención de ser ingeniero, en algún momento decide mostrar su inclinación por alguna o algunas de estas áreas. Fue por ello que los dos proyectos fin de carrera que hice en la unviversidad, que fueron ambos aplicaciones web, me iniciaron y me inclinaron en este mundo.</text:p>
      <text:p text:style-name="P6"/>
      <text:p text:style-name="P6">Pero incluso así, había otras áreas que tambíen me insteresaban y que consideraba importante conocerlas, por lo que dediqué 5 años trabajando como experto en infrasetructuras de red e internet y como administrador senior de servidores linux. Durante este periodo nunca realmente dejé la web, ya que siempre desarrollaba alguna aplicación que facilitaba mi trabajo.</text:p>
      <text:p text:style-name="P6"/>
      <text:p text:style-name="P6">Así, después de esta experiencia laboral, volví al desarrollo web con unos conocimientos de infracestructuras de redes y servidores linux que me hicieron ver mucho más claro el panorama global de las distintas partes que componen una aplicación o una simple web y que me permitió añadir una base mucha más sostenible, segura y escalable a los proyectos que desarrollo, </text:p>
      <text:p text:style-name="P6"/>
      <text:p text:style-name="P6">Si tienes en mente anunciar tu negocio o tu profesión a través de una página web en Tenerife o en otra parte del mundo o necesitas una aplicación web que gestione o administre tu trabajo o la interacción con tus clientes ponte en contacto conmigo, hablemos de ello y vemos como te puedo ayudar.</text:p>
      <text:p text:style-name="P6"/>
      <text:p text:style-name="P6">Actualmente me encuentro viviendo en Tenerife, si quieres una página web en Tenerife simplemente podemos vernos pero si por el contrario te encuentras en otra parte del mundo hagamos una reunión por skype (páginas web por skype), que es como la mayoría de las veces suelo trabajar con excelentes resultados.</text:p>
      <text:p text:style-name="P6"/>
      <text:p text:style-name="P6">Mientras tomas la decisión de llamarme y sino tengo mucho trabajo, te estaré esperando mientras sigo disfrutando de Tenerife, practicando mi yoga matutino para que mi cuerpo y mente estén más flexibles a la hora de hacer las posibilidades que te brinda la isla como puede ser el surf, snorkel, caminatas, frutas tropicales, playas recónditas ...</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Mono"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Mono"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01T13:41:16</meta:creation-date>
    <dc:date>2017-04-03T22:53:57</dc:date>
    <meta:editing-duration>PT10H1M48S</meta:editing-duration>
    <meta:editing-cycles>17</meta:editing-cycles>
    <meta:generator>OpenOffice/4.1.3$Unix OpenOffice.org_project/413m1$Build-9783</meta:generator>
    <meta:document-statistic meta:table-count="0" meta:image-count="0" meta:object-count="0" meta:page-count="2" meta:paragraph-count="31" meta:word-count="702" meta:character-count="4303"/>
  </office:meta>
</office:document-meta>
</file>